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f9eb" officeooo:paragraph-rsid="0008f9eb"/>
    </style:style>
    <style:style style:name="P2" style:family="paragraph" style:parent-style-name="Standard">
      <style:text-properties officeooo:paragraph-rsid="0008f9eb"/>
    </style:style>
    <style:style style:name="P3" style:family="paragraph" style:parent-style-name="Text_20_body">
      <style:text-properties officeooo:paragraph-rsid="0008f9eb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08f9eb" officeooo:paragraph-rsid="0008f9eb"/>
    </style:style>
    <style:style style:name="P6" style:family="paragraph" style:parent-style-name="Text_20_body" style:list-style-name="L2"/>
    <style:style style:name="P7" style:family="paragraph" style:parent-style-name="Text_20_body">
      <style:text-properties style:text-underline-style="solid" style:text-underline-width="auto" style:text-underline-color="font-color" officeooo:rsid="0008f9eb" officeooo:paragraph-rsid="0008f9eb"/>
    </style:style>
    <style:style style:name="P8" style:family="paragraph" style:parent-style-name="Heading_20_2">
      <style:text-properties officeooo:paragraph-rsid="0008f9eb"/>
    </style:style>
    <style:style style:name="P9" style:family="paragraph" style:parent-style-name="Quotations">
      <style:text-properties officeooo:paragraph-rsid="0008f9eb"/>
    </style:style>
    <style:style style:name="P10" style:family="paragraph" style:parent-style-name="Text_20_body">
      <style:text-properties officeooo:rsid="000f24f6" officeooo:paragraph-rsid="000f24f6"/>
    </style:style>
    <style:style style:name="P11" style:family="paragraph" style:parent-style-name="Text_20_body">
      <style:text-properties officeooo:rsid="0008f9eb"/>
    </style:style>
    <style:style style:name="P12" style:family="paragraph" style:parent-style-name="Preformatted_20_Text">
      <style:text-properties officeooo:rsid="0008f9eb" officeooo:paragraph-rsid="0008f9eb"/>
    </style:style>
    <style:style style:name="T1" style:family="text">
      <style:text-properties officeooo:rsid="0008f9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Edit /etc/dkms/framework.conf </text:p>
      <text:p text:style-name="P1"/>
      <text:p text:style-name="P1">uncomment and sustitute with sign_file=/usr/lib/modules/$(uname -r)/build/scripts/sign-file</text:p>
      <text:p text:style-name="P1"/>
      <text:p text:style-name="P2"><text:span text:style-name="T1">2.- </text:span>Convert MOK .der to .pem</text:p>
      <text:p text:style-name="P2"/>
      <text:p text:style-name="P2">openssl x509 -inform der -in MOK.der -out MOK.pem</text:p>
      <text:p text:style-name="P2">openssl rsa -inform DER -in MOK.priv -out MOK.key</text:p>
      <text:p text:style-name="P2"/>
      <text:p text:style-name="P3">Now, you have:</text:p>
      <text:list text:style-name="L1">
        <text:list-item>
          <text:p text:style-name="P4"><text:span text:style-name="Source_20_Text">MOK.pem</text:span> (Certificate in PEM format)</text:p>
        </text:list-item>
        <text:list-item>
          <text:p text:style-name="P4"><text:span text:style-name="Source_20_Text">MOK.key</text:span> (Private key in PEM format)</text:p>
        </text:list-item>
      </text:list>
      <text:p text:style-name="P2"/>
      <text:p text:style-name="P2"/>
      <text:p text:style-name="P2"><text:span text:style-name="T1">4.- </text:span>Then, <text:span text:style-name="Strong_20_Emphasis">make the script executable</text:span>:</text:p>
      <text:p text:style-name="P1">sudo chmod +x /etc/dkms/post_install</text:p>
      <text:p text:style-name="P1"/>
      <text:p text:style-name="P1"/>
      <text:p text:style-name="P1">5.- Finally, <text:span text:style-name="Strong_20_Emphasis">trigger DKMS module installation</text:span>:</text:p>
      <text:p text:style-name="P1">sudo dkms autoinstall</text:p>
      <text:p text:style-name="P2"/>
      <text:p text:style-name="P2"><text:span text:style-name="T1">6.- </text:span><text:span text:style-name="Strong_20_Emphasis">1. List Enrolled MOK Keys</text:span></text:p>
      <text:p text:style-name="Text_20_body">mokutil –list-enrolled</text:p>
      <text:h text:style-name="Heading_20_3" text:outline-level="3"><text:span text:style-name="Strong_20_Emphasis"><text:span text:style-name="T1">7</text:span></text:span><text:span text:style-name="Strong_20_Emphasis">. Identify the Correct Key for Signing</text:span></text:h>
      <text:p text:style-name="Text_20_body">Compare the enrolled keys with your available <text:span text:style-name="Source_20_Text">.pem</text:span> certificates:</text:p>
      <text:p text:style-name="Text_20_body"/>
      <text:p text:style-name="Text_20_body">post_install <text:span text:style-name="T1">scripts, for variuos .der and .per</text:span></text:p>
      <text:p text:style-name="Text_20_body"/>
      <text:p text:style-name="Text_20_body">#!/bin/bash</text:p>
      <text:p text:style-name="Text_20_body"/>
      <text:p text:style-name="Text_20_body">SIGN_FILE="/path/to/sign-file"</text:p>
      <text:p text:style-name="Text_20_body">MODULE_DIR="/usr/lib/modules/$(uname -r)/$(uname -m)/misc"</text:p>
      <text:p text:style-name="Text_20_body">KEYS_DIR="/path/to/mok_keys"</text:p>
      <text:p text:style-name="Text_20_body"/>
      <text:p text:style-name="Text_20_body"># Iterate over all available MOK keys</text:p>
      <text:p text:style-name="Text_20_body">for MOK_KEY in "$KEYS_DIR"/*.key; do</text:p>
      <text:p text:style-name="Text_20_body"><text:s text:c="4"/>MOK_CERT="${MOK_KEY%.key}.pem"</text:p>
      <text:p text:style-name="Text_20_body"/>
      <text:p text:style-name="Text_20_body"><text:s text:c="4"/>if [[ -f "$MOK_CERT" ]]; then</text:p>
      <text:p text:style-name="Text_20_body"><text:soft-page-break/><text:s text:c="8"/>echo "Using key: $MOK_KEY and certificate: $MOK_CERT"</text:p>
      <text:p text:style-name="Text_20_body"><text:s text:c="8"/></text:p>
      <text:p text:style-name="Text_20_body"><text:s text:c="8"/>for module in "$MODULE_DIR"/*.ko*; do</text:p>
      <text:p text:style-name="Text_20_body"><text:s text:c="12"/>[[ -f "$module" ]] || continue</text:p>
      <text:p text:style-name="Text_20_body"><text:s text:c="12"/>echo "Signing $module with $MOK_CERT..."</text:p>
      <text:p text:style-name="Text_20_body"><text:s text:c="12"/>"$SIGN_FILE" sha256 "$MOK_KEY" "$MOK_CERT" "$module"</text:p>
      <text:p text:style-name="Text_20_body"><text:s text:c="8"/>done</text:p>
      <text:p text:style-name="Text_20_body"><text:s text:c="4"/>fi</text:p>
      <text:p text:style-name="Text_20_body">done</text:p>
      <text:p text:style-name="Text_20_body"/>
      <text:p text:style-name="P3">post_install <text:span text:style-name="T1">scripts, for only one .der and .per</text:span></text:p>
      <text:p text:style-name="P3"/>
      <text:p text:style-name="P3">#!/bin/bash</text:p>
      <text:p text:style-name="P3"/>
      <text:p text:style-name="P3">KERNEL_VERSION=$(uname -r)</text:p>
      <text:p text:style-name="P3">ARCH=$(uname -m)</text:p>
      <text:p text:style-name="P3">SIGN_FILE="/path/to/sign-file"</text:p>
      <text:p text:style-name="P3">MOK_KEY="/path/to/MOK.key"</text:p>
      <text:p text:style-name="P3">MOK_CERT="/path/to/MOK.pem"</text:p>
      <text:p text:style-name="P3"/>
      <text:p text:style-name="P3">MODULE_DIR="/usr/lib/modules/$KERNEL_VERSION/$ARCH/misc"</text:p>
      <text:p text:style-name="P3"/>
      <text:p text:style-name="P3">if [[ -x "$SIGN_FILE" ]]; then</text:p>
      <text:p text:style-name="P3"><text:s text:c="4"/>for module in "$MODULE_DIR"/*.ko*; do</text:p>
      <text:p text:style-name="P3"><text:s text:c="8"/>[[ -f "$module" ]] || continue</text:p>
      <text:p text:style-name="P3"><text:s text:c="8"/>echo "Signing $module..."</text:p>
      <text:p text:style-name="P3"><text:s text:c="8"/>"$SIGN_FILE" sha256 "$MOK_KEY" "$MOK_CERT" "$module"</text:p>
      <text:p text:style-name="P3"><text:s text:c="4"/>done</text:p>
      <text:p text:style-name="P3">else</text:p>
      <text:p text:style-name="P3"><text:s text:c="4"/>echo "Error: sign-file tool not found or not executable!"</text:p>
      <text:p text:style-name="P3"><text:s text:c="4"/>exit 1</text:p>
      <text:p text:style-name="P3">fi</text:p>
      <text:p text:style-name="P3"><text:soft-page-break/></text:p>
      <text:p text:style-name="P3"><text:span text:style-name="T1">post_install <text:s/>scripts, </text:span><text:span text:style-name="Strong_20_Emphasis">Option 2: Manually Specify the Key per Module</text:span></text:p>
      <text:p text:style-name="Text_20_body"/>
      <text:p text:style-name="Text_20_body">declare -A MODULE_KEYS</text:p>
      <text:p text:style-name="Text_20_body">MODULE_KEYS["module1.ko"]="/path/to/MOK1"</text:p>
      <text:p text:style-name="Text_20_body">MODULE_KEYS["module2.ko"]="/path/to/MOK2"</text:p>
      <text:p text:style-name="Text_20_body"/>
      <text:p text:style-name="Text_20_body">for module in "$MODULE_DIR"/*.ko*; do</text:p>
      <text:p text:style-name="Text_20_body"><text:s text:c="4"/>[[ -f "$module" ]] || continue</text:p>
      <text:p text:style-name="Text_20_body"><text:s text:c="4"/>MOD_NAME=$(basename "$module")</text:p>
      <text:p text:style-name="Text_20_body"/>
      <text:p text:style-name="Text_20_body"><text:s text:c="4"/>if [[ -n "${MODULE_KEYS[$MOD_NAME]}" ]]; then</text:p>
      <text:p text:style-name="Text_20_body"><text:s text:c="8"/>MOK_KEY="${MODULE_KEYS[$MOD_NAME]}.key"</text:p>
      <text:p text:style-name="Text_20_body"><text:s text:c="8"/>MOK_CERT="${MODULE_KEYS[$MOD_NAME]}.pem"</text:p>
      <text:p text:style-name="Text_20_body"><text:s text:c="8"/>echo "Signing $module with ${MODULE_KEYS[$MOD_NAME]}..."</text:p>
      <text:p text:style-name="Text_20_body"><text:s text:c="8"/>"$SIGN_FILE" sha256 "$MOK_KEY" "$MOK_CERT" "$module"</text:p>
      <text:p text:style-name="Text_20_body"><text:s text:c="4"/>else</text:p>
      <text:p text:style-name="Text_20_body"><text:s text:c="8"/>echo "No key specified for $MOD_NAME, skipping..."</text:p>
      <text:p text:style-name="Text_20_body"><text:s text:c="4"/>fi</text:p>
      <text:p text:style-name="Text_20_body">done</text:p>
      <text:p text:style-name="P5"/>
      <text:p text:style-name="P5">Now, your script will:</text:p>
      <text:list text:style-name="L2">
        <text:list-item>
          <text:p text:style-name="P6">Automatically pick the correct key from a directory.</text:p>
        </text:list-item>
        <text:list-item>
          <text:p text:style-name="P6">Allow manual assignment of specific keys for different modules.</text:p>
        </text:list-item>
        <text:list-item>
          <text:p text:style-name="P6">Ensure Secure Boot accepts the signed modules.</text:p>
        </text:list-item>
      </text:list>
      <text:p text:style-name="P7"/>
      <text:h text:style-name="P8" text:outline-level="2"><text:span text:style-name="Strong_20_Emphasis">5. Test the Configuration</text:span></text:h>
      <text:p text:style-name="Text_20_body"><text:span text:style-name="Strong_20_Emphasis">Run:</text:span></text:p>
      <text:p text:style-name="Text_20_body"><text:span text:style-name="Strong_20_Emphasis">sudo dkms autoinstall</text:span></text:p>
      <text:p text:style-name="Text_20_body"><text:span text:style-name="Strong_20_Emphasis">Then verify the modules are signed:</text:span></text:p>
      <text:p text:style-name="Text_20_body"><text:span text:style-name="Strong_20_Emphasis">sudo modinfo /usr/lib/modules/$(uname -r)/misc/module.ko | grep signer</text:span></text:p>
      <text:p text:style-name="Text_20_body"><text:soft-page-break/><text:span text:style-name="Strong_20_Emphasis">signer: Your MOK Certificate</text:span></text:p>
      <text:p text:style-name="Text_20_body"><text:span text:style-name="Strong_20_Emphasis"/></text:p>
      <text:h text:style-name="Heading_20_3" text:outline-level="3"><text:span text:style-name="Strong_20_Emphasis">Option 1: Use DKMS Hooks (Recommended)</text:span></text:h>
      <text:p text:style-name="Text_20_body">DKMS runs scripts located in <text:span text:style-name="Source_20_Text">/etc/dkms/</text:span> automatically when a module is built or installed.</text:p>
      <text:h text:style-name="Heading_20_3" text:outline-level="3"><text:span text:style-name="Strong_20_Emphasis">Option 2: Use Kernel Hook in </text:span><text:span text:style-name="Strong_20_Emphasis"><text:span text:style-name="Source_20_Text">/etc/kernel/postinst.d/</text:span></text:span></text:h>
      <text:p text:style-name="Text_20_body">If DKMS doesn't trigger your script correctly, you can create a hook inside <text:span text:style-name="Source_20_Text">/etc/kernel/postinst.d/</text:span>:</text:p>
      <text:p text:style-name="Text_20_body"><text:span text:style-name="Strong_20_Emphasis">#!/bin/bash</text:span></text:p>
      <text:p text:style-name="Text_20_body"><text:span text:style-name="Strong_20_Emphasis">if [ -x /etc/dkms/post_install ]; then</text:span></text:p>
      <text:p text:style-name="Text_20_body"><text:span text:style-name="Strong_20_Emphasis"><text:s text:c="4"/>/etc/dkms/post_install</text:span></text:p>
      <text:p text:style-name="Text_20_body"><text:span text:style-name="Strong_20_Emphasis">fi</text:span></text:p>
      <text:p text:style-name="Text_20_body"><text:span text:style-name="Strong_20_Emphasis">Then, make it executable:</text:span></text:p>
      <text:p text:style-name="Text_20_body"><text:span text:style-name="Strong_20_Emphasis">sudo chmod +x /etc/kernel/postinst.d/dkms-sign</text:span></text:p>
      <text:p text:style-name="Text_20_body"/>
      <text:p text:style-name="P9"><text:span text:style-name="Strong_20_Emphasis">Note:</text:span> The key file should be in DER format. If you only have a PEM key, you can convert it using:</text:p>
      <text:p text:style-name="P3"/>
      <text:p text:style-name="P10">convert pem en der:</text:p>
      <text:p text:style-name="P3">openssl x509 -in key.pem -outform der -out key.der</text:p>
      <text:p text:style-name="P10">delete a key:</text:p>
      <text:p text:style-name="P11">mokutil --delete /path/to/key.der</text:p>
      <text:p text:style-name="P1"/>
      <text:p text:style-name="P12"><text:span text:style-name="Source_20_Text">mokutil --export</text:span></text:p>
      <text:p text:style-name="P1"/>
      <text:p text:style-name="P12"><text:span text:style-name="Source_20_Text">mokutil --list-enrolled</text:span></text:p>
      <text:p text:style-name="P1"/>
      <text:p text:style-name="P1">mokutil --delete MOK-0001.d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ctro Hugo Louzao Pozueco</meta:initial-creator>
    <meta:creation-date>2025-04-02T19:44:44.577331575</meta:creation-date>
    <dc:date>2025-04-02T22:34:43.411393336</dc:date>
    <dc:creator>Hectro Hugo Louzao Pozueco</dc:creator>
    <meta:editing-duration>PT12M38S</meta:editing-duration>
    <meta:editing-cycles>7</meta:editing-cycles>
    <meta:generator>LibreOffice/24.8.6.2$Linux_X86_64 LibreOffice_project/480$Build-2</meta:generator>
    <meta:document-statistic meta:table-count="0" meta:image-count="0" meta:object-count="0" meta:page-count="4" meta:paragraph-count="96" meta:word-count="429" meta:character-count="3464" meta:non-whitespace-character-count="2953"/>
  </office:meta>
</office:document-meta>
</file>